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6.896cm" fo:margin-left="0.116cm" table:align="left"/>
    </style:style>
    <style:style style:name="Tabella1.A" style:family="table-column">
      <style:table-column-properties style:column-width="8.391cm"/>
    </style:style>
    <style:style style:name="Tabella1.B" style:family="table-column">
      <style:table-column-properties style:column-width="8.505cm"/>
    </style:style>
    <style:style style:name="Tabella1.A1" style:family="table-cell">
      <style:table-cell-properties style:vertical-align="middle" fo:padding="0.097cm" fo:border-left="0.05pt solid #1b75bc" fo:border-right="none" fo:border-top="0.05pt solid #1b75bc" fo:border-bottom="0.05pt solid #1b75bc"/>
    </style:style>
    <style:style style:name="Tabella1.B1" style:family="table-cell">
      <style:table-cell-properties style:vertical-align="middle" fo:padding="0.097cm" fo:border="0.05pt solid #1b75bc"/>
    </style:style>
    <style:style style:name="Tabella1.A2" style:family="table-cell">
      <style:table-cell-properties fo:padding="0.097cm" fo:border-left="0.05pt solid #1b75bc" fo:border-right="none" fo:border-top="none" fo:border-bottom="0.05pt solid #1b75bc"/>
    </style:style>
    <style:style style:name="Tabella1.B2" style:family="table-cell">
      <style:table-cell-properties fo:padding="0.097cm" fo:border-left="0.05pt solid #1b75bc" fo:border-right="0.05pt solid #1b75bc" fo:border-top="none" fo:border-bottom="0.05pt solid #1b75bc"/>
    </style:style>
    <style:style style:name="Tabella1.A3" style:family="table-cell">
      <style:table-cell-properties fo:padding="0.097cm" fo:border-left="0.05pt solid #1b75bc" fo:border-right="none" fo:border-top="none" fo:border-bottom="0.05pt solid #1b75bc"/>
    </style:style>
    <style:style style:name="Tabella1.B3" style:family="table-cell">
      <style:table-cell-properties fo:padding="0.097cm" fo:border-left="0.05pt solid #1b75bc" fo:border-right="0.05pt solid #1b75bc" fo:border-top="none" fo:border-bottom="0.05pt solid #1b75bc"/>
    </style:style>
    <style:style style:name="P1" style:family="paragraph" style:parent-style-name="Text_20_body">
      <style:paragraph-properties fo:break-before="page"/>
    </style:style>
    <style:style style:name="P2" style:family="paragraph" style:parent-style-name="Preformatted_20_Text">
      <style:paragraph-properties fo:break-before="page"/>
      <style:text-properties officeooo:paragraph-rsid="003c50fc"/>
    </style:style>
    <style:style style:name="P3" style:family="paragraph" style:parent-style-name="Preformatted_20_Text">
      <style:text-properties fo:color="#212121" style:font-name="Liberation Sans" fo:font-size="18pt" fo:language="en" fo:country="US" fo:font-weight="bold" officeooo:paragraph-rsid="003c50fc" style:font-name-asian="Noto Sans CJK SC Regular" style:font-size-asian="18pt" style:font-weight-asian="bold" style:font-name-complex="Lohit Devanagari" style:font-size-complex="18pt" style:font-weight-complex="bold"/>
    </style:style>
    <style:style style:name="P4" style:family="paragraph" style:parent-style-name="Preformatted_20_Text">
      <style:text-properties fo:color="#212121" style:font-name="Liberation Sans" fo:font-size="16pt" fo:font-weight="bold" style:font-name-asian="Noto Sans CJK SC Regular" style:font-size-asian="16pt" style:font-weight-asian="bold" style:font-name-complex="Lohit Devanagari" style:font-size-complex="16pt" style:font-weight-complex="bold"/>
    </style:style>
    <style:style style:name="P5" style:family="paragraph" style:parent-style-name="Text_20_body">
      <style:text-properties fo:color="#000000" fo:background-color="#e8f2fe"/>
    </style:style>
    <style:style style:name="P6" style:family="paragraph" style:parent-style-name="Text_20_body">
      <style:text-properties fo:language="en" fo:country="US" officeooo:paragraph-rsid="003c50fc"/>
    </style:style>
    <style:style style:name="P7" style:family="paragraph" style:parent-style-name="Text_20_body">
      <style:text-properties fo:color="#212121"/>
    </style:style>
    <style:style style:name="P8" style:family="paragraph" style:parent-style-name="Text_20_body">
      <style:text-properties officeooo:paragraph-rsid="002b22c4"/>
    </style:style>
    <style:style style:name="P9" style:family="paragraph" style:parent-style-name="Text_20_body">
      <style:text-properties fo:font-size="14pt" fo:font-weight="bold" officeooo:rsid="002b22c4" officeooo:paragraph-rsid="002b22c4" style:font-size-asian="14pt" style:font-weight-asian="bold" style:font-size-complex="14pt" style:font-weight-complex="bold"/>
    </style:style>
    <style:style style:name="P10" style:family="paragraph" style:parent-style-name="Text_20_body">
      <style:text-properties officeooo:paragraph-rsid="00350803"/>
    </style:style>
    <style:style style:name="P11" style:family="paragraph" style:parent-style-name="Text_20_body">
      <style:text-properties officeooo:paragraph-rsid="00365f55"/>
    </style:style>
    <style:style style:name="P12" style:family="paragraph" style:parent-style-name="Text_20_body">
      <style:paragraph-properties fo:line-height="115%" fo:text-align="center" style:justify-single-word="false"/>
      <style:text-properties fo:color="#1b75bc" officeooo:paragraph-rsid="00350803"/>
    </style:style>
    <style:style style:name="P13" style:family="paragraph" style:parent-style-name="Text_20_body">
      <style:text-properties fo:color="#1b75bc" officeooo:paragraph-rsid="00365f55"/>
    </style:style>
    <style:style style:name="P14" style:family="paragraph" style:parent-style-name="Text_20_body">
      <style:text-properties officeooo:paragraph-rsid="003c50fc"/>
    </style:style>
    <style:style style:name="P15" style:family="paragraph" style:parent-style-name="Standard">
      <style:text-properties fo:language="en" fo:country="US"/>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text-properties fo:font-weight="bold" officeooo:rsid="00206046" officeooo:paragraph-rsid="00206046" style:font-weight-asian="bold" style:font-weight-complex="bold"/>
    </style:style>
    <style:style style:name="P18" style:family="paragraph" style:parent-style-name="Standard">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19" style:family="paragraph" style:parent-style-name="Standard">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20" style:family="paragraph" style:parent-style-name="Text_20_body">
      <style:paragraph-properties fo:margin-top="0.101cm" fo:margin-bottom="0.347cm" loext:contextual-spacing="false" fo:line-height="100%"/>
      <style:text-properties officeooo:paragraph-rsid="003c50fc"/>
    </style:style>
    <style:style style:name="P21" style:family="paragraph" style:parent-style-name="Text_20_body">
      <style:paragraph-properties fo:margin-left="1.251cm" fo:margin-right="0cm" fo:text-indent="0cm" style:auto-text-indent="false">
        <style:tab-stops/>
      </style:paragraph-properties>
      <style:text-properties fo:color="#212121"/>
    </style:style>
    <style:style style:name="P22" style:family="paragraph" style:parent-style-name="Text_20_body">
      <style:paragraph-properties fo:margin-left="1.251cm" fo:margin-right="0cm" fo:text-indent="0cm" style:auto-text-indent="false">
        <style:tab-stops/>
      </style:paragraph-properties>
      <style:text-properties fo:color="#212121" fo:language="en" fo:country="US"/>
    </style:style>
    <style:style style:name="P23" style:family="paragraph" style:parent-style-name="Text_20_body">
      <style:paragraph-properties fo:margin-left="1.251cm" fo:margin-right="0cm" fo:text-indent="0cm" style:auto-text-indent="false">
        <style:tab-stops/>
      </style:paragraph-properties>
    </style:style>
    <style:style style:name="P24" style:family="paragraph" style:parent-style-name="Preformatted_20_Text">
      <style:paragraph-properties fo:margin-left="1.251cm" fo:margin-right="0cm" fo:text-indent="0cm" style:auto-text-indent="false">
        <style:tab-stops/>
      </style:paragraph-properties>
    </style:style>
    <style:style style:name="P25" style:family="paragraph" style:parent-style-name="Standard">
      <style:paragraph-properties fo:margin-left="0cm" fo:margin-right="0cm" fo:text-indent="0cm" style:auto-text-indent="false"/>
      <style:text-properties fo:font-weight="bold" officeooo:rsid="00222ae8" officeooo:paragraph-rsid="00222ae8" style:font-weight-asian="bold" style:font-weight-complex="bold"/>
    </style:style>
    <style:style style:name="P26" style:family="paragraph" style:parent-style-name="Text_20_body">
      <style:paragraph-properties fo:margin-top="0cm" fo:margin-bottom="0.046cm" loext:contextual-spacing="false"/>
      <style:text-properties officeooo:paragraph-rsid="002af376"/>
    </style:style>
    <style:style style:name="P27" style:family="paragraph" style:parent-style-name="Text_20_body">
      <style:paragraph-properties fo:margin-top="0cm" fo:margin-bottom="0.046cm" loext:contextual-spacing="false"/>
      <style:text-properties officeooo:rsid="0032e3b7" officeooo:paragraph-rsid="0032e3b7"/>
    </style:style>
    <style:style style:name="P28" style:family="paragraph" style:parent-style-name="Text_20_body">
      <style:paragraph-properties fo:margin-top="0cm" fo:margin-bottom="0cm" loext:contextual-spacing="false"/>
      <style:text-properties fo:color="#1b75bc" fo:font-style="italic" fo:font-weight="normal" officeooo:rsid="002e4447" officeooo:paragraph-rsid="002e4447" style:font-style-asian="italic" style:font-weight-asian="normal" style:font-style-complex="italic" style:font-weight-complex="normal"/>
    </style:style>
    <style:style style:name="P29" style:family="paragraph" style:parent-style-name="Text_20_body">
      <style:paragraph-properties fo:margin-top="0cm" fo:margin-bottom="0cm" loext:contextual-spacing="false"/>
      <style:text-properties fo:color="#1b75bc" fo:font-style="italic" fo:font-weight="bold" officeooo:rsid="002e4447" officeooo:paragraph-rsid="002e4447" style:font-style-asian="italic" style:font-weight-asian="bold" style:font-style-complex="italic" style:font-weight-complex="bold"/>
    </style:style>
    <style:style style:name="P30" style:family="paragraph" style:parent-style-name="Text_20_body">
      <style:paragraph-properties fo:margin-left="1.27cm" fo:margin-right="0cm" fo:margin-top="0cm" fo:margin-bottom="0.146cm" loext:contextual-spacing="false" fo:text-indent="0cm" style:auto-text-indent="false"/>
      <style:text-properties officeooo:paragraph-rsid="0032e3b7"/>
    </style:style>
    <style:style style:name="P31" style:family="paragraph" style:parent-style-name="Table_20_Heading">
      <style:text-properties fo:color="#1b75bc" fo:font-weight="normal" officeooo:rsid="00365f55" officeooo:paragraph-rsid="00365f55" style:font-weight-asian="normal" style:font-weight-complex="normal"/>
    </style:style>
    <style:style style:name="P32" style:family="paragraph" style:parent-style-name="Standard" style:list-style-name="L1"/>
    <style:style style:name="P33" style:family="paragraph" style:parent-style-name="Standard" style:list-style-name="L2">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34" style:family="paragraph" style:parent-style-name="Standard" style:list-style-name="L3">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35" style:family="paragraph" style:parent-style-name="Standard" style:list-style-name="L3">
      <style:text-properties officeooo:rsid="00239b63" officeooo:paragraph-rsid="00239b63"/>
    </style:style>
    <style:style style:name="P36" style:family="paragraph" style:parent-style-name="Standard">
      <style:text-properties fo:color="#000000" fo:language="en" fo:country="US"/>
    </style:style>
    <style:style style:name="P37" style:family="paragraph" style:parent-style-name="Standard">
      <style:text-properties officeooo:paragraph-rsid="004414d2"/>
    </style:style>
    <style:style style:name="P38" style:family="paragraph" style:parent-style-name="Standard">
      <style:text-properties officeooo:rsid="00460998" officeooo:paragraph-rsid="00460998"/>
    </style:style>
    <style:style style:name="P39" style:family="paragraph" style:parent-style-name="Standard">
      <style:text-properties officeooo:rsid="00465f69" officeooo:paragraph-rsid="00465f69"/>
    </style:style>
    <style:style style:name="P40" style:family="paragraph" style:parent-style-name="Standard">
      <style:text-properties officeooo:rsid="0048e500" officeooo:paragraph-rsid="0048e500"/>
    </style:style>
    <style:style style:name="P41" style:family="paragraph" style:parent-style-name="Standard">
      <style:text-properties officeooo:rsid="0048e500" officeooo:paragraph-rsid="004920ef"/>
    </style:style>
    <style:style style:name="P42" style:family="paragraph" style:parent-style-name="Heading_20_1">
      <style:text-properties fo:font-size="16pt" officeooo:rsid="002b184d" officeooo:paragraph-rsid="002b184d" style:font-size-asian="16pt" style:font-size-complex="16pt"/>
    </style:style>
    <style:style style:name="P43" style:family="paragraph" style:parent-style-name="Heading_20_1">
      <style:text-properties officeooo:paragraph-rsid="004207d5"/>
    </style:style>
    <style:style style:name="P44" style:family="paragraph" style:parent-style-name="Heading_20_1" style:master-page-name="MP0">
      <style:paragraph-properties style:page-number="auto" fo:break-before="page"/>
    </style:style>
    <style:style style:name="P45" style:family="paragraph" style:parent-style-name="Heading_20_1">
      <style:paragraph-properties fo:break-before="page"/>
    </style:style>
    <style:style style:name="P46" style:family="paragraph" style:parent-style-name="Text_20_body" style:list-style-name="L4"/>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8">
      <style:text-properties fo:color="#212121"/>
    </style:style>
    <style:style style:name="P51" style:family="paragraph" style:parent-style-name="Text_20_body" style:list-style-name="L4">
      <style:paragraph-properties fo:margin-top="0cm" fo:margin-bottom="0.046cm" loext:contextual-spacing="false"/>
    </style:style>
    <style:style style:name="P52" style:family="paragraph" style:parent-style-name="Text_20_body" style:list-style-name="L5">
      <style:paragraph-properties fo:margin-top="0cm" fo:margin-bottom="0.046cm" loext:contextual-spacing="false"/>
    </style:style>
    <style:style style:name="P53" style:family="paragraph" style:parent-style-name="Text_20_body" style:list-style-name="L5">
      <style:paragraph-properties fo:margin-top="0cm" fo:margin-bottom="0.046cm" loext:contextual-spacing="false"/>
      <style:text-properties officeooo:paragraph-rsid="0032e3b7"/>
    </style:style>
    <style:style style:name="P54" style:family="paragraph" style:parent-style-name="Text_20_body" style:list-style-name="L5">
      <style:paragraph-properties fo:margin-top="0cm" fo:margin-bottom="0.146cm" loext:contextual-spacing="false"/>
      <style:text-properties officeooo:paragraph-rsid="0032e3b7"/>
    </style:style>
    <style:style style:name="P55" style:family="paragraph" style:parent-style-name="Heading_20_2">
      <style:text-properties fo:font-size="16pt" fo:language="en" fo:country="US" officeooo:paragraph-rsid="0029f3c5" style:font-size-asian="16pt" style:font-size-complex="16pt"/>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fo:color="#212121"/>
    </style:style>
    <style:style style:name="T4" style:family="text">
      <style:text-properties fo:color="#212121" style:font-name="Liberation Sans" fo:font-size="18pt" fo:language="en" fo:country="US" fo:font-weight="bold" style:font-name-asian="Noto Sans CJK SC Regular" style:font-size-asian="18pt" style:font-weight-asian="bold" style:font-name-complex="Lohit Devanagari" style:font-size-complex="18pt" style:font-weight-complex="bold"/>
    </style:style>
    <style:style style:name="T5" style:family="text">
      <style:text-properties fo:color="#212121" fo:font-size="18pt" style:font-size-asian="18pt" style:font-size-complex="18pt"/>
    </style:style>
    <style:style style:name="T6" style:family="text">
      <style:text-properties fo:color="#212121" fo:language="en" fo:country="US"/>
    </style:style>
    <style:style style:name="T7" style:family="text">
      <style:text-properties fo:color="#212121" fo:language="en" fo:country="US" fo:font-weight="bold" style:font-weight-asian="bold" style:font-weight-complex="bold"/>
    </style:style>
    <style:style style:name="T8" style:family="text">
      <style:text-properties style:font-name="Liberation Sans" fo:font-size="16pt" fo:language="en" fo:country="US" fo:font-weight="bold" style:font-size-asian="16pt" style:font-weight-asian="bold" style:font-size-complex="16pt" style:font-weight-complex="bold"/>
    </style:style>
    <style:style style:name="T9" style:family="text">
      <style:text-properties fo:font-weight="bold" style:font-weight-asian="bold" style:font-weight-complex="bold"/>
    </style:style>
    <style:style style:name="T10" style:family="text">
      <style:text-properties fo:font-weight="bold" officeooo:rsid="002e4447" style:font-weight-asian="bold" style:font-weight-complex="bold"/>
    </style:style>
    <style:style style:name="T11" style:family="text">
      <style:text-properties fo:color="#000000" fo:language="en" fo:country="US"/>
    </style:style>
    <style:style style:name="T12" style:family="text">
      <style:text-properties fo:color="#000000" fo:language="en" fo:country="US" style:text-underline-style="solid" style:text-underline-width="auto" style:text-underline-color="font-color" style:text-underline-mode="continuous" style:text-overline-mode="continuous" style:text-line-through-mode="continuous"/>
    </style:style>
    <style:style style:name="T13" style:family="text">
      <style:text-properties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color="#303336" style:font-name="inherit" fo:font-size="9.5pt" fo:language="en" fo:country="US" fo:background-color="#eff0f1" loext:char-shading-value="0" style:font-size-asian="9.5pt"/>
    </style:style>
    <style:style style:name="T15" style:family="text">
      <style:text-properties fo:color="#303336" style:font-name="inherit" fo:font-size="9.5pt" fo:background-color="#eff0f1" loext:char-shading-value="0" style:font-size-asian="9.5pt"/>
    </style:style>
    <style:style style:name="T16" style:family="text">
      <style:text-properties fo:color="#2b91af" style:font-name="inherit" fo:font-size="9.5pt" fo:language="en" fo:country="US" fo:background-color="#eff0f1" loext:char-shading-value="0" style:font-size-asian="9.5pt"/>
    </style:style>
    <style:style style:name="T17" style:family="text">
      <style:text-properties fo:color="#7d2727" style:font-name="inherit" fo:font-size="9.5pt" fo:language="en" fo:country="US" fo:background-color="#eff0f1" loext:char-shading-value="0" style:font-size-asian="9.5pt"/>
    </style:style>
    <style:style style:name="T18" style:family="text">
      <style:text-properties fo:font-variant="normal" fo:text-transform="none" fo:letter-spacing="normal" fo:language="it" fo:country="IT" fo:font-style="normal" fo:font-weight="normal"/>
    </style:style>
    <style:style style:name="T19" style:family="text">
      <style:text-properties fo:font-variant="normal" fo:text-transform="none" fo:letter-spacing="normal" fo:language="it" fo:country="IT" fo:font-style="normal" fo:font-weight="normal" officeooo:rsid="001e1c68"/>
    </style:style>
    <style:style style:name="T20" style:family="text">
      <style:text-properties fo:font-variant="normal" fo:text-transform="none" style:font-name="Liberation Serif" fo:font-size="12pt" fo:letter-spacing="normal" fo:language="it" fo:country="IT" fo:font-style="normal" fo:font-weight="normal" style:font-size-asian="12pt" style:font-weight-asian="normal" style:font-size-complex="12pt" style:font-weight-complex="normal"/>
    </style:style>
    <style:style style:name="T21" style:family="text">
      <style:text-properties fo:font-variant="normal" fo:text-transform="none" style:font-name="Liberation Serif" fo:font-size="12pt" fo:letter-spacing="normal" fo:language="it" fo:country="IT" fo:font-style="normal" style:font-size-asian="12pt" style:font-size-complex="12pt"/>
    </style:style>
    <style:style style:name="T22" style:family="text">
      <style:text-properties fo:font-variant="normal" fo:text-transform="none" style:font-name="Liberation Serif" fo:font-size="12pt" fo:letter-spacing="normal" fo:language="it" fo:country="IT" fo:font-style="normal" officeooo:rsid="001f3b8b" style:font-size-asian="12pt" style:font-size-complex="12pt"/>
    </style:style>
    <style:style style:name="T23" style:family="text">
      <style:text-properties fo:font-variant="normal" fo:text-transform="none" style:font-name="Liberation Serif" fo:font-size="12pt" fo:letter-spacing="normal" fo:language="it" fo:country="IT" fo:font-style="normal" officeooo:rsid="00242761" style:font-size-asian="12pt" style:font-size-complex="12pt"/>
    </style:style>
    <style:style style:name="T24" style:family="text">
      <style:text-properties fo:font-variant="normal" fo:text-transform="none" style:font-name="Liberation Serif" fo:font-size="12pt" fo:letter-spacing="normal" fo:language="it" fo:country="IT" fo:font-style="normal" officeooo:rsid="0025779b" style:font-size-asian="12pt" style:font-size-complex="12pt"/>
    </style:style>
    <style:style style:name="T25" style:family="text">
      <style:text-properties fo:font-variant="normal" fo:text-transform="none" fo:color="#000000" style:font-name="Liberation Serif" fo:font-size="12pt" fo:letter-spacing="normal" fo:language="it" fo:country="IT" fo:font-style="normal" fo:font-weight="normal" fo:background-color="#e8f2fe" loext:char-shading-value="0" style:font-size-asian="12pt" style:font-weight-asian="normal" style:font-size-complex="12pt" style:font-weight-complex="normal"/>
    </style:style>
    <style:style style:name="T26" style:family="text">
      <style:text-properties officeooo:rsid="001e1c68" style:font-weight-asian="bold" style:font-weight-complex="bold"/>
    </style:style>
    <style:style style:name="T27" style:family="text">
      <style:text-properties officeooo:rsid="001f3d80"/>
    </style:style>
    <style:style style:name="T28" style:family="text">
      <style:text-properties officeooo:rsid="0029f3c5"/>
    </style:style>
    <style:style style:name="T29" style:family="text">
      <style:text-properties officeooo:rsid="002af376"/>
    </style:style>
    <style:style style:name="T30" style:family="text">
      <style:text-properties officeooo:rsid="002e4447"/>
    </style:style>
    <style:style style:name="T31" style:family="text">
      <style:text-properties officeooo:rsid="002f3aa9"/>
    </style:style>
    <style:style style:name="T32" style:family="text">
      <style:text-properties officeooo:rsid="0034750d"/>
    </style:style>
    <style:style style:name="T33" style:family="text">
      <style:text-properties officeooo:rsid="00350803"/>
    </style:style>
    <style:style style:name="T34" style:family="text">
      <style:text-properties fo:color="#1b75bc"/>
    </style:style>
    <style:style style:name="T35" style:family="text">
      <style:text-properties fo:color="#1b75bc" officeooo:rsid="00365f55"/>
    </style:style>
    <style:style style:name="T36" style:family="text">
      <style:text-properties officeooo:rsid="004207d5"/>
    </style:style>
    <style:style style:name="T37" style:family="text">
      <style:text-properties officeooo:rsid="00460998"/>
    </style:style>
    <style:style style:name="T38" style:family="text">
      <style:text-properties officeooo:rsid="0047096e"/>
    </style:style>
    <style:style style:name="T39" style:family="text">
      <style:text-properties officeooo:rsid="0048e9e0"/>
    </style:style>
    <style:style style:name="T40" style:family="text">
      <style:text-properties officeooo:rsid="004920ef"/>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8LV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_5f_CharLFO8LV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_5f_CharLFO8LV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_5f_CharLFO8LV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WW_5f_CharLFO8LV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WW_5f_CharLFO8LV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text:style-name="WW_5f_CharLFO8LV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Comunicazione eventi:</text:h>
      <text:p text:style-name="Text_20_body"><text:a xlink:type="simple" xlink:href="https://www.rabbitmq.com/" office:target-frame-name="_top" xlink:show="replace" text:style-name="Internet_20_link" text:visited-style-name="Visited_20_Internet_20_Link">https://www.rabbitmq.com/</text:a></text:p>
      <text:list xml:id="list2606728862" text:style-name="L1">
        <text:list-item>
          <text:list>
            <text:list-item>
              <text:p text:style-name="P32">RabbitMQ – A fronte di un evento il microservizio invia un messaggio a un Exchange (topic) legato a una chiave key.* che si occuperà di comunicare il Payload (JSon) al servizio in ascolto.</text:p>
            </text:list-item>
            <text:list-item>
              <text:p text:style-name="P32">AMQP – struttura:</text:p>
              <text:list>
                <text:list-item>
                  <text:p text:style-name="P32">Message – L’informazione che deve essere spedita</text:p>
                </text:list-item>
                <text:list-item>
                  <text:p text:style-name="P32">Exchange – Scambiatore di messaggi (tipo la posta)</text:p>
                </text:list-item>
                <text:list-item>
                  <text:p text:style-name="P32">Queue – coda dove l’exchange manda i messaggi (la destinazione della cartolina)</text:p>
                </text:list-item>
                <text:list-item>
                  <text:p text:style-name="P32">Binding – la strada che deve percorre il messaggio dall’exchange al consumer</text:p>
                </text:list-item>
                <text:list-item>
                  <text:p text:style-name="P32">Producer – è colui che spedisce il message</text:p>
                </text:list-item>
                <text:list-item>
                  <text:p text:style-name="P32">Consumer – il destinatario del messaggio</text:p>
                </text:list-item>
              </text:list>
            </text:list-item>
          </text:list>
        </text:list-item>
      </text:list>
      <text:p text:style-name="Standard"/>
      <text:h text:style-name="Heading_20_1" text:outline-level="1">Comunicazione Tra Microservices (Sevice Discovery Tools):</text:h>
      <text:p text:style-name="Text_20_body"><text:a xlink:type="simple" xlink:href="https://devopscube.com/open-source-service-discovery/" office:target-frame-name="_top" xlink:show="replace" text:style-name="Internet_20_link" text:visited-style-name="Visited_20_Internet_20_Link">https://devopscube.com/open-source-service-discovery/</text:a></text:p>
      <text:list xml:id="list171513155608169" text:style-name="L1">
        <text:list-item>
          <text:list>
            <text:list-item text:start-value="1">
              <text:p text:style-name="P32">I Service Discovery Tools svolgono il compito di mettere in comunicazione i microservizi evitando l’hard coding degli end-point nel codice.</text:p>
            </text:list-item>
          </text:list>
        </text:list-item>
      </text:list>
      <text:p text:style-name="Standard">I principali Service Discovery Tools sono Eureka/Consul/Etcd.. che si occupano di scoprire i servizi/microservizi/app tramite il seguente pattern strutturale:</text:p>
      <text:list xml:id="list231828217386722" text:continue-numbering="true" text:style-name="L1">
        <text:list-item>
          <text:list>
            <text:list-item>
              <text:list>
                <text:list-item>
                  <text:p text:style-name="P32">Serivice Registry – Tiene traccia di tutte le istanze dei servizi e i loro nomi</text:p>
                </text:list-item>
                <text:list-item>
                  <text:p text:style-name="P32">Register Agent – Fornisce le configurazioni dei servizi</text:p>
                </text:list-item>
                <text:list-item>
                  <text:p text:style-name="P32">Service Discovery Client – Contatta il registry (registro) per conoscere l’alias del servizio</text:p>
                </text:list-item>
              </text:list>
            </text:list-item>
            <text:list-item>
              <text:p text:style-name="P32">Serivice Registry <text:s/>- Verrà <text:span text:style-name="Default_20_Paragraph_20_Font"><text:span text:style-name="T1">“Deployato”</text:span></text:span> come nuovo microservizio e i microservizi di Multiplication e Gamification si registreranno contattandolo (tramite Registry Client) all'avvio utilizzando il Register Agent.</text:p>
            </text:list-item>
            <text:list-item>
              <text:p text:style-name="P32">L’Alias nome di default del servizio</text:p>
            </text:list-item>
            <text:list-item>
              <text:p text:style-name="P32">Una volta effettuata la registrazione si potranno usare gli indirizzi http://multiplication/ o http://gamification/ <text:s/>invece di http://[HOST]:[PORT] come si comporta un DNS</text:p>
            </text:list-item>
          </text:list>
        </text:list-item>
      </text:list>
      <text:p text:style-name="Standard"/>
      <text:p text:style-name="P4"><text:bookmark text:name="tw-target-text1"/>Comunicazione server / client di Eureka</text:p>
      <text:p text:style-name="P16"><text:span text:style-name="T26">Eureka è un Service Discovery Tool </text:span><text:bookmark text:name="tw-target-text"/><text:span text:style-name="T26">ed </text:span><text:span text:style-name="T18">è </text:span><text:span text:style-name="T19">un pattern </text:span><text:span text:style-name="T18">in cui le applicazioni e i (micro) servizi si localizzano a vicenda su una rete.</text:span></text:p>
      <text:p text:style-name="P18">E’ costitutito dai seguenti elementi:</text:p>
      <text:list xml:id="list1527245616" text:style-name="L2">
        <text:list-item>
          <text:p text:style-name="P33">Service Regestry: che tiene traccia di tutte le istanze di servizio e i loro nomi.</text:p>
        </text:list-item>
        <text:list-item>
          <text:p text:style-name="P33">Regestry Agent, che ogni servizio dovrebbe utilizzare per fornire la sua configurazione in modo che altri possano trovarlo. </text:p>
        </text:list-item>
        <text:list-item>
          <text:p text:style-name="P33">Il Service Discovery Client, che contatta il registro chiedendo un servizio usando il suo alias.</text:p>
        </text:list-item>
      </text:list>
      <text:p text:style-name="P25"><text:span text:style-name="T22">C</text:span><text:span text:style-name="T21">onfigurazione </text:span><text:span text:style-name="T24">Server</text:span><text:span text:style-name="T21">:</text:span></text:p>
      <text:list xml:id="list3891486199" text:style-name="L3">
        <text:list-item>
          <text:p text:style-name="P34">Porta di default Eureka: 8761</text:p>
        </text:list-item>
        <text:list-item>
          <text:p text:style-name="P35"><text:span text:style-name="T20">application.yml - </text:span><text:span text:style-name="T25">http://${eureka.instance.hostname}:${server.port}/eureka/</text:span></text:p>
        </text:list-item>
      </text:list>
      <text:p text:style-name="P19"><text:tab/></text:p>
      <text:p text:style-name="P17"><text:span text:style-name="T22">M</text:span><text:span text:style-name="T21">eccanismo di registrazione </text:span><text:span text:style-name="T23">Client</text:span><text:span text:style-name="T21">:</text:span></text:p>
      <text:p text:style-name="Standard"><text:bookmark text:name="tw-target-text2"/>Ogni microservizio si registra sul server Eureka quando viene <text:span text:style-name="T27">avviato</text:span>,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text:soft-page-break/>da un servizio per un periodo di tempo abbastanza lungo, questo servizio non viene registrato automaticamente dal server Eureka e il server Eureka notifica il nuovo stato del registro a tutti gli altri servizi.</text:p>
      <text:h text:style-name="P55" text:outline-level="2">RIBBON - Load Balancing:</text:h>
      <text:p text:style-name="Text_20_body"><text:a xlink:type="simple" xlink:href="https://it.wikipedia.org/wiki/Load_balancing" office:target-frame-name="_top" xlink:show="replace" text:style-name="Internet_20_link" text:visited-style-name="Visited_20_Internet_20_Link"><text:span text:style-name="Default_20_Paragraph_20_Font"><text:span text:style-name="T2">https://it.wikipedia.org/wiki/Load_balancing</text:span></text:span></text:a></text:p>
      <text:p text:style-name="P26">Per gestire il carico si utilizza Ribbon che è <text:s/><text:span text:style-name="T28">Load Balancer</text:span><text:span text:style-name="Default_20_Paragraph_20_Font"><text:span text:style-name="T3"> del carico lato client integrato con Eureka.</text:span></text:span> <text:line-break/>Se creiamo due istanze di <text:span text:style-name="T28">un</text:span> microservice <text:span text:style-name="T29">di nome Moltiplicazione</text:span>, entramb<text:span text:style-name="T28">e</text:span> si registreranno in Eureka con lo stesso Alias (poiché hanno lo stesso nome dell'applicazione), <text:span text:style-name="T28">saranno registrate su porte diverse, tipo http: // localhost: 8081 e http: // localhost: 8082.</text:span> Quando il microservice di gamification, come client desidera contattare http://moltiplicazione /, Eureka restituirà entrambi gli URL e spetterà al consumatore decidere qual’è l’istanza che dovrebbe essere chiamata.</text:p>
      <text:p text:style-name="P26">Ribbon usa Round-Robin balancing di default</text:p>
      <text:h text:style-name="P42" text:outline-level="1">Configurazione:</text:h>
      <text:p text:style-name="P8">Per rendere disponibile Ribbon nel nostro servizio Gateway non dobbiamo fare molto. Ribbon viene fornito di default con Eureka e viene configurato automaticamente da Spring Boot. </text:p>
      <text:p text:style-name="P9">Problemi con Ribbon :</text:p>
      <text:p text:style-name="P29">“Eureka è molto lento nel notare che un servizio è sceso inaspettatamente (Ci vogliono in media tre minuti). </text:p>
      <text:p text:style-name="P29">Eureka non effettua un ping vero e proprio verso i microservizi, ma controlla il Lease (La locazione): ogni istanza deve contattare il registro dopo un po 'di tempo (30 secondi per impostazione predefinita) per rinnovare il lease (possiamo immaginarlo come l'istanza che dice "Sono vivo!").”</text:p>
      <text:p text:style-name="P28"/>
      <text:p text:style-name="P8"><text:span text:style-name="T30">Per risolvere queste problematiche non <text:s/>sovrascriveremo il comportamento di default (</text:span><text:span text:style-name="T10">leaseRenewalIntervalInSeconds</text:span><text:span text:style-name="T30">) ma a</text:span>ggiungeremo alcune configurazioni extra per sovrascrivere le impostazioni predefinite da configurare. <text:span text:style-name="T31">Costruiremo </text:span>una classe <text:span text:style-name="T31">di Configurazione</text:span> con 2 @Bean</text:p>
      <text:list xml:id="list2230930458" text:style-name="L4">
        <text:list-item>
          <text:p text:style-name="P46">IPing: new PingUrl(false, "/health") per disabilitare true di default (PingUrl controlla se i servizi sono attivi, “/health” è un Actuator Spring Boot)</text:p>
        </text:list-item>
        <text:list-item>
          <text:p text:style-name="P46">IRule: new AvailabilityFilteringRule() alternativa al round-robin, AvailabilityFilteringRule scorre le istanze ma, oltre a ciò, tiene conto della disponibilità controllata dai nostri nuovi ping per ignorare alcune istanze nel caso in cui non rispondano <text:s/></text:p>
        </text:list-item>
        <text:list-item>
          <text:p text:style-name="P51">Aggiungere @RibbonClients(default Configuration = RibbonConfiguration.class) alla classe <text:s/>main Spring-Boot poiché la classe di configurazione non è annotata con @Configuration, Il motivo è che potremmo avere facoltativamente più client Ribbon con diversa configurazione di bilanciamento del carico.</text:p>
        </text:list-item>
      </text:list>
      <text:p text:style-name="Text_20_body"><text:span text:style-name="Default_20_Paragraph_20_Font"><text:span text:style-name="T8"/></text:span></text:p>
      <text:p text:style-name="P1"><text:span text:style-name="Default_20_Paragraph_20_Font"><text:span text:style-name="T8">Routing Gateway API – Zuul </text:span></text:span><text:a xlink:type="simple" xlink:href="https://github.com/Netflix/zuul/wiki" office:target-frame-name="_top" xlink:show="replace" text:style-name="Internet_20_link" text:visited-style-name="Visited_20_Internet_20_Link"><text:span text:style-name="Default_20_Paragraph_20_Font"><text:span text:style-name="T2">https://github.com/Netflix/zuul/wiki</text:span></text:span></text:a></text:p>
      <text:p text:style-name="P27">Problemi che risolve un Gateway API come Zuul:</text:p>
      <text:list xml:id="list2997993632" text:style-name="L5">
        <text:list-item>
          <text:p text:style-name="P52">Il <text:span text:style-name="Default_20_Paragraph_20_Font"><text:span text:style-name="T9">client web</text:span></text:span> è in esecuzione su un browser <text:span text:style-name="T32">e</text:span> non può <text:span text:style-name="T33">usufruire di</text:span> alcun <text:span text:style-name="T32">Service Discovery C</text:span>lient <text:span text:style-name="T33">per l’</text:span>individuazione dei servizi né occuparsi del bilanciamento del carico.</text:p>
          <text:p text:style-name="P53">Abbiamo bisogno di un pezzo in più per collegarlo ai microservizi che <text:span text:style-name="T33">sono situati</text:span> nel back-end, senza perdere le capacità di bilanciamento del carico.</text:p>
        </text:list-item>
        <text:list-item>
          <text:p text:style-name="P53">Attività come l'autenticazione, il controllo delle versioni dell'API o qualsiasi filtro di richieste in generale, non calzano nel nostro scenario distribuito:</text:p>
        </text:list-item>
      </text:list>
      <text:p text:style-name="P30">È necessario un punto di controllo centralizzato per le nostre API di sistema (endpoint REST <text:s/>per moltiplicazione e gamification).</text:p>
      <text:list xml:id="list231828268479317" text:continue-numbering="true" text:style-name="L5">
        <text:list-item>
          <text:p text:style-name="P54">Le nostre API REST seguono l'architettura del sistema, rendendo così i nostri consumatori dipendenti da esso.</text:p>
        </text:list-item>
      </text:list>
      <text:h text:style-name="Heading_20_1" text:outline-level="1">Zuul:</text:h>
      <text:p text:style-name="Text_20_body"><text:a xlink:type="simple" xlink:href="https://github.com/Netflix/zuul/wiki" office:target-frame-name="_top" xlink:show="replace" text:style-name="Internet_20_link" text:visited-style-name="Visited_20_Internet_20_Link">https://github.com/Netflix/zuul/wiki</text:a></text:p>
      <text:p text:style-name="P10">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i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p text:style-name="P10">Zuul si occuperà di indirizzare vs l’URL risolto, quello che vogliamo ottenere è avere URL come:</text:p>
      <table:table table:name="Tabella1" table:style-name="Tabella1">
        <table:table-column table:style-name="Tabella1.A"/>
        <table:table-column table:style-name="Tabella1.B"/>
        <table:table-header-rows>
          <table:table-row>
            <table:table-cell table:style-name="Tabella1.A1" office:value-type="string">
              <text:p text:style-name="P12">architettura-agnostica</text:p>
            </table:table-cell>
            <table:table-cell table:style-name="Tabella1.B1" office:value-type="string">
              <text:p text:style-name="P31">Url Risolto</text:p>
            </table:table-cell>
          </table:table-row>
        </table:table-header-rows>
        <table:table-row>
          <table:table-cell table:style-name="Tabella1.A2" office:value-type="string">
            <text:p text:style-name="P13">http://gamification/leaders</text:p>
          </table:table-cell>
          <table:table-cell table:style-name="Tabella1.B2" office:value-type="string">
            <text:p text:style-name="P11"><text:a xlink:type="simple" xlink:href="http://application/leaders" office:target-frame-name="_top" xlink:show="replace" text:style-name="Internet_20_link" text:visited-style-name="Visited_20_Internet_20_Link"><text:span text:style-name="T34">http://application/leaders</text:span></text:a></text:p>
          </table:table-cell>
        </table:table-row>
        <table:table-row>
          <table:table-cell table:style-name="Tabella1.A3" office:value-type="string">
            <text:p text:style-name="P11"><text:a xlink:type="simple" xlink:href="http://moltiplicazione/risultati" office:target-frame-name="_top" xlink:show="replace" text:style-name="Internet_20_link" text:visited-style-name="Visited_20_Internet_20_Link"><text:span text:style-name="T34">http://moltiplicazione/r</text:span></text:a><text:span text:style-name="T35">esults</text:span></text:p>
          </table:table-cell>
          <table:table-cell table:style-name="Tabella1.B3" office:value-type="string">
            <text:p text:style-name="P11"><text:a xlink:type="simple" xlink:href="http://application/results" office:target-frame-name="_top" xlink:show="replace" text:style-name="Internet_20_link" text:visited-style-name="Visited_20_Internet_20_Link"><text:span text:style-name="T34">http://application/results</text:span></text:a></text:p>
          </table:table-cell>
        </table:table-row>
      </table:table>
      <text:p text:style-name="P10"/>
      <text:p text:style-name="P2"><text:span text:style-name="Default_20_Paragraph_20_Font"><text:span text:style-name="T4">Zuul - Normalization of http addresses:</text:span></text:span></text:p>
      <text:p text:style-name="P3"/>
      <text:p text:style-name="P6">multiplication-client.js:</text:p>
      <text:p text:style-name="P6">http://localhost:8000/api/multiplications/**<text:tab/><text:tab/>http://localhost:8080/multiplications/**</text:p>
      <text:p text:style-name="P14"><text:span text:style-name="Default_20_Paragraph_20_Font"><text:span text:style-name="T2">http://localhost:8000/api/results/** <text:tab/><text:tab/><text:tab/></text:span></text:span><text:a xlink:type="simple" xlink:href="http://localhost:8080/results/" office:target-frame-name="_top" xlink:show="replace" text:style-name="Internet_20_link" text:visited-style-name="Visited_20_Internet_20_Link"><text:span text:style-name="Default_20_Paragraph_20_Font"><text:span text:style-name="T2">h</text:span></text:span></text:a><text:a xlink:type="simple" xlink:href="http://localhost:8080/results/" office:target-frame-name="_top" xlink:show="replace" text:style-name="Internet_20_link" text:visited-style-name="Visited_20_Internet_20_Link"><text:span text:style-name="Default_20_Paragraph_20_Font"><text:span text:style-name="T2">ttp://localhost:8080/results/</text:span></text:span></text:a><text:span text:style-name="Default_20_Paragraph_20_Font"><text:span text:style-name="T2">**</text:span></text:span></text:p>
      <text:p text:style-name="P6"/>
      <text:p text:style-name="P6">gamification-client.js:</text:p>
      <text:p text:style-name="P6">http://localhost:8000/api/leaders/**<text:tab/><text:tab/><text:tab/>http://localhost:8081/leaders/**</text:p>
      <text:p text:style-name="P14"><text:span text:style-name="Default_20_Paragraph_20_Font"><text:span text:style-name="T2">http://localhost:8000/api/stats/** <text:tab/><text:tab/><text:tab/></text:span></text:span><text:a xlink:type="simple" xlink:href="http://localhost:8081/stats/" office:target-frame-name="_top" xlink:show="replace" text:style-name="Internet_20_link" text:visited-style-name="Visited_20_Internet_20_Link"><text:span text:style-name="Default_20_Paragraph_20_Font"><text:span text:style-name="T2">http://localhost:8081/stats/</text:span></text:span></text:a><text:span text:style-name="Default_20_Paragraph_20_Font"><text:span text:style-name="T2">**</text:span></text:span></text:p>
      <text:p text:style-name="P6"/>
      <text:p text:style-name="P20">Con Zuul è possibile inoltrare le richieste alla nostra applicazione in un posto centrale. I consumatori di API non sanno nulla dei nostri microservizi: passano tutti attraverso http: // localhost: 8000. Il passo successivo è includere una classe <text:span text:style-name="Default_20_Paragraph_20_Font"><text:span text:style-name="T13">WebConfiguration che abilita CORS</text:span></text:span> anche per il progetto gateway (come abbiamo fatto per i microservizi di moltiplicazione e gamification). Questo è necessario anche qui per lo stesso motivo: frontend, gateway e microservizi si trovano a origini diverse (numeri di porta nel nostro caso).</text:p>
      <text:p text:style-name="P20">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orte/Servizi</text:h>
      <text:p text:style-name="Text_20_body"/>
      <text:list xml:id="list1070681060" text:style-name="L6">
        <text:list-item>
          <text:p text:style-name="P47">Multiplication: 8080/8780</text:p>
        </text:list-item>
        <text:list-item>
          <text:p text:style-name="P47">Gamification: 8081/8781</text:p>
        </text:list-item>
        <text:list-item>
          <text:p text:style-name="P47">Gateway Zuul: 8000</text:p>
        </text:list-item>
        <text:list-item>
          <text:p text:style-name="P47">Service Discovery Tool Eureka: 8761</text:p>
        </text:list-item>
      </text:list>
      <text:p text:style-name="P5"/>
      <text:h text:style-name="Heading_20_1" text:outline-level="1">Databases &amp; Stateless Services</text:h>
      <text:p text:style-name="Text_20_body"/>
      <text:list xml:id="list3886201363" text:style-name="L7">
        <text:list-item>
          <text:p text:style-name="P48">I servizi sono stateless, non hanno conoscenza del proprio stato e quindi non dovrebbero salvare i dati in memoria.</text:p>
        </text:list-item>
      </text:list>
      <text:p text:style-name="Text_20_body">D’altra parte c’è la necessità di avere una affinità di contesto, tutte le request di uno stesso utente devono finire nell’istanza dello stesso servizio.</text:p>
      <text:list xml:id="list231828917190137" text:continue-numbering="true" text:style-name="L7">
        <text:list-item>
          <text:p text:style-name="P48">I database servono a salvare lo stato dei servizi.</text:p>
        </text:list-item>
      </text:list>
      <text:p text:style-name="Text_20_body">Ogni servizio deve salvare i propri dati nello stesso Database.</text:p>
      <text:list xml:id="list231827902586563" text:continue-numbering="true" text:style-name="L7">
        <text:list-item>
          <text:p text:style-name="P48"><text:span text:style-name="Default_20_Paragraph_20_Font"><text:span text:style-name="T9">H2: </text:span></text:span>Lavora anche in SERVER_MODE, impostando la seguente propietà:</text:p>
        </text:list-item>
      </text:list>
      <text:p text:style-name="Text_20_body"><text:soft-page-break/><text:span text:style-name="Default_20_Paragraph_20_Font"><text:span text:style-name="T2">SERVER_MODE=TRUE.</text:span></text:span></text:p>
      <text:p text:style-name="P15"># Creates the database in a file inside project with .</text:p>
      <text:p text:style-name="Standard"><text:span text:style-name="Default_20_Paragraph_20_Font"><text:span text:style-name="T12">spring.datasource.url</text:span></text:span><text:span text:style-name="Default_20_Paragraph_20_Font"><text:span text:style-name="T11">=jdbc:h2:./DB/gamification;DB_CLOSE_ON_EXIT=FALSE;AUTO_SERVER=TRUE</text:span></text:span></text:p>
      <text:p text:style-name="P36"/>
      <text:h text:style-name="P43" text:outline-level="1">Hystrix <text:span text:style-name="T36">e Circuit Breakers Pattern</text:span></text:h>
      <text:p text:style-name="Text_20_body"/>
      <text:p text:style-name="Standard">Un paracadute di salvataggio quando un servizio cade, un Fallback.</text:p>
      <text:p text:style-name="P37">Il <text:span text:style-name="T36">Circuit Breakers Pattern </text:span>è la soluzione per quegli scenari in cui è probabile che l'intero sistema fallisca se una delle parti non risponde. Questo modello si basa su <text:span text:style-name="T37">tre</text:span> stati:</text:p>
      <text:p text:style-name="P38">Closed – ok</text:p>
      <text:p text:style-name="P38">Open – Failed</text:p>
      <text:p text:style-name="P39">Half-Open – <text:span text:style-name="T38">Failed e risottomesso</text:span></text:p>
      <text:p text:style-name="P39"/>
      <text:p text:style-name="P40">Per introdurre Hystrix basta inniettare un Bean che implementa l’interfaccia ZuulFallbackProvider.</text:p>
      <text:p text:style-name="P41">Il Bean va inserito nel Gateway Zuul <text:span text:style-name="T39">e va inserito uno per ogni Microservizio.</text:span></text:p>
      <text:p text:style-name="P41">Quando Zuul non riesce a reindirizzare la richiesta, controllerà se c'è un fallback per quel servizio specifico (usando <text:span text:style-name="T40">il metodo getRoute del ZuulFallbackProvider ). Se ce n'è uno, costruirà e restituirà una risposta predefinita (usando il metodo fallbackResponse ()). </text:span></text:p>
      <text:h text:style-name="P45" text:outline-level="1">Procedura di Avvio Microserivizi Eclipse:</text:h>
      <text:list xml:id="list2934575780" text:style-name="L8">
        <text:list-item>
          <text:p text:style-name="P50">Esegui il server RabbitMQ (se non è ancora in esecuzione in background)</text:p>
        </text:list-item>
        <text:list-item>
          <text:p text:style-name="P49"><text:span text:style-name="Default_20_Paragraph_20_Font"><text:span text:style-name="T3">Eseguire il servizio microservice del registro servizi - EUREKA.</text:span></text:span></text:p>
        </text:list-item>
        <text:list-item>
          <text:p text:style-name="P50">Eseguire il microservice gateway - ZUUL.</text:p>
        </text:list-item>
        <text:list-item>
          <text:p text:style-name="P50">Eseguire il microservice di moltiplicazione</text:p>
        </text:list-item>
        <text:list-item>
          <text:p text:style-name="P50">Eseguire il microservice di moltiplicazione - Run configurations (: per separare) <text:s text:c="20"/>-Dserver.port=8180</text:p>
        </text:list-item>
        <text:list-item>
          <text:p text:style-name="P50">Esegui il microservice di gamification.</text:p>
        </text:list-item>
        <text:list-item>
          <text:p text:style-name="P50">Esegui il microservice di gamification - Run configurations (: per separare) <text:s text:c="26"/>-Dserver.port=8181</text:p>
        </text:list-item>
        <text:list-item>
          <text:p text:style-name="P50">Eseguire il server Web Jetty dalla cartella radice del tuo ui.</text:p>
        </text:list-item>
      </text:list>
      <text:p text:style-name="P7"/>
      <text:h text:style-name="Heading_20_1" text:outline-level="1"><text:span text:style-name="Default_20_Paragraph_20_Font"><text:span text:style-name="T5">Modi per eseguire l’app senza Eclipse:</text:span></text:span></text:h>
      <text:p text:style-name="P21"/>
      <text:p text:style-name="P22">mvnw spring-boot:run</text:p>
      <text:p text:style-name="P22">mvn package/java -jar [resulting-artifact-name.jar]</text:p>
      <text:p text:style-name="P23"><text:span text:style-name="Default_20_Paragraph_20_Font"><text:span text:style-name="T7">~/../.../../social-multiplication$ </text:span></text:span><text:span text:style-name="Default_20_Paragraph_20_Font"><text:span text:style-name="T6">./mvnw spring-boot:run -Drun.arguments="--server.port=8180"</text:span></text:span></text:p>
      <text:p text:style-name="P23"><text:span text:style-name="Default_20_Paragraph_20_Font"><text:span text:style-name="T7">~/../.../../social-multiplication$ </text:span></text:span><text:span text:style-name="Default_20_Paragraph_20_Font"><text:span text:style-name="T6">mvn spring-boot:run -Drun.arguments="--server.port=8180"</text:span></text:span></text:p>
      <text:p text:style-name="P23"><text:span text:style-name="Default_20_Paragraph_20_Font"><text:span text:style-name="T7">~/../.../social-multiplication/target$</text:span></text:span><text:span text:style-name="Default_20_Paragraph_20_Font"><text:span text:style-name="T6"> java -jar social-multiplication-v8-0.8.0-SNAPSHOT.jar –server.port=8180</text:span></text:span></text:p>
      <text:p text:style-name="P22"/>
      <text:p text:style-name="P24"><text:span text:style-name="Source_20_Text"><text:span text:style-name="T14">mvn -Dmaven.tomcat.port=8181 tomcat:run-war</text:span></text:span></text:p>
      <text:p text:style-name="P24"><text:span text:style-name="Source_20_Text"><text:span text:style-name="T14">mvn spring-boot:run -</text:span></text:span><text:span text:style-name="Source_20_Text"><text:span text:style-name="T16">Drun</text:span></text:span><text:span text:style-name="Source_20_Text"><text:span text:style-name="T14">.jvmArguments=</text:span></text:span><text:span text:style-name="Source_20_Text"><text:span text:style-name="T17">'-Dserver.port=8088'</text:span></text:span></text:p>
      <text:p text:style-name="P22"/>
      <text:p text:style-name="P21">Questo Funziona:</text:p>
      <text:p text:style-name="P24"><text:span text:style-name="Source_20_Text"><text:span text:style-name="T15">env SERVER_PORT=8181 mvn spring-boot:run</text:span></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00%" fo:hyphenation-ladder-count="no-limit"/>
      <style:text-properties officeooo:rsid="003f49f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3" style:display-name="WW_CharLFO5LVL3" style:family="text">
      <style:text-properties fo:font-weight="normal" style:font-weight-asian="normal" style:font-weight-complex="normal"/>
    </style:style>
    <style:style style:name="WW_5f_CharLFO5LVL4" style:display-name="WW_CharLFO5LVL4" style:family="text">
      <style:text-properties fo:font-weight="normal" style:font-weight-asian="normal" style:font-weight-complex="normal"/>
    </style:style>
    <style:style style:name="WW_5f_CharLFO5LVL5" style:display-name="WW_CharLFO5LVL5" style:family="text">
      <style:text-properties fo:font-weight="normal" style:font-weight-asian="normal" style:font-weight-complex="norma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8" style:display-name="WW_CharLFO5LVL8"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WW_5f_CharLFO6LVL1" style:display-name="WW_CharLFO6LVL1" style:family="text">
      <style:text-properties fo:font-weight="normal" style:font-weight-asian="normal" style:font-weight-complex="normal"/>
    </style:style>
    <style:style style:name="WW_5f_CharLFO6LVL2" style:display-name="WW_CharLFO6LVL2" style:family="text">
      <style:text-properties fo:font-weight="normal" style:font-weight-asian="normal" style:font-weight-complex="normal"/>
    </style:style>
    <style:style style:name="WW_5f_CharLFO6LVL3" style:display-name="WW_CharLFO6LVL3" style:family="text">
      <style:text-properties fo:font-weight="normal" style:font-weight-asian="normal" style:font-weight-complex="normal"/>
    </style:style>
    <style:style style:name="WW_5f_CharLFO6LVL4" style:display-name="WW_CharLFO6LVL4" style:family="text">
      <style:text-properties fo:font-weight="normal" style:font-weight-asian="normal" style:font-weight-complex="normal"/>
    </style:style>
    <style:style style:name="WW_5f_CharLFO6LVL5" style:display-name="WW_CharLFO6LVL5" style:family="text">
      <style:text-properties fo:font-weight="normal" style:font-weight-asian="normal" style:font-weight-complex="normal"/>
    </style:style>
    <style:style style:name="WW_5f_CharLFO6LVL6" style:display-name="WW_CharLFO6LVL6" style:family="text">
      <style:text-properties fo:font-weight="normal" style:font-weight-asian="normal" style:font-weight-complex="normal"/>
    </style:style>
    <style:style style:name="WW_5f_CharLFO6LVL7" style:display-name="WW_CharLFO6LVL7" style:family="text">
      <style:text-properties fo:font-weight="normal" style:font-weight-asian="normal" style:font-weight-complex="normal"/>
    </style:style>
    <style:style style:name="WW_5f_CharLFO6LVL8" style:display-name="WW_CharLFO6LVL8" style:family="text">
      <style:text-properties fo:font-weight="normal" style:font-weight-asian="normal" style:font-weight-complex="normal"/>
    </style:style>
    <style:style style:name="WW_5f_CharLFO6LVL9" style:display-name="WW_CharLFO6LVL9" style:family="text">
      <style:text-properties fo:font-weight="normal" style:font-weight-asian="normal" style:font-weight-complex="normal"/>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1" style:display-name="WW_CharLFO8LVL1"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fo:font-weight="normal" style:font-weight-asian="normal" style:font-weight-complex="normal"/>
    </style:style>
    <style:style style:name="WW_5f_CharLFO9LVL2" style:display-name="WW_CharLFO9LVL2" style:family="text">
      <style:text-properties fo:font-weight="normal" style:font-weight-asian="normal" style:font-weight-complex="normal"/>
    </style:style>
    <style:style style:name="WW_5f_CharLFO9LVL3" style:display-name="WW_CharLFO9LVL3" style:family="text">
      <style:text-properties fo:font-weight="normal" style:font-weight-asian="normal" style:font-weight-complex="normal"/>
    </style:style>
    <style:style style:name="WW_5f_CharLFO9LVL4" style:display-name="WW_CharLFO9LVL4" style:family="text">
      <style:text-properties fo:font-weight="normal" style:font-weight-asian="normal" style:font-weight-complex="normal"/>
    </style:style>
    <style:style style:name="WW_5f_CharLFO9LVL5" style:display-name="WW_CharLFO9LVL5" style:family="text">
      <style:text-properties fo:font-weight="normal" style:font-weight-asian="normal" style:font-weight-complex="normal"/>
    </style:style>
    <style:style style:name="WW_5f_CharLFO9LVL6" style:display-name="WW_CharLFO9LVL6" style:family="text">
      <style:text-properties fo:font-weight="normal" style:font-weight-asian="normal" style:font-weight-complex="normal"/>
    </style:style>
    <style:style style:name="WW_5f_CharLFO9LVL7" style:display-name="WW_CharLFO9LVL7" style:family="text">
      <style:text-properties fo:font-weight="normal" style:font-weight-asian="normal" style:font-weight-complex="normal"/>
    </style:style>
    <style:style style:name="WW_5f_CharLFO9LVL8" style:display-name="WW_CharLFO9LVL8" style:family="text">
      <style:text-properties fo:font-weight="normal" style:font-weight-asian="normal" style:font-weight-complex="normal"/>
    </style:style>
    <style:style style:name="WW_5f_CharLFO9LVL9" style:display-name="WW_CharLFO9LVL9" style:family="text">
      <style:text-properties fo:font-weight="normal" style:font-weight-asian="normal" style:font-weight-complex="norma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1-28T22:22:00Z</meta:creation-date>
    <dc:date>2019-03-02T23:18:26.750411699</dc:date>
    <meta:editing-cycles>141</meta:editing-cycles>
    <meta:editing-duration>P1DT55M41S</meta:editing-duration>
    <meta:document-statistic meta:table-count="1" meta:image-count="0" meta:object-count="0" meta:page-count="6" meta:paragraph-count="113" meta:word-count="1530" meta:character-count="11359" meta:non-whitespace-character-count="9900"/>
    <meta:template xlink:type="simple" xlink:actuate="onRequest" xlink:title="" xlink:href="Normal.dotm"/>
  </office:meta>
</office:document-meta>
</file>